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6.8cm" svg:x="5.8cm" svg:y="6.8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117cm" svg:height="0.946cm" svg:x="6.1cm" svg:y="7.2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12cm" svg:y1="8.3cm" svg:x2="15.4cm" svg:y2="8.3cm">
          <text:p/>
        </draw:line>
        <draw:frame draw:style-name="gr4" draw:text-style-name="P3" draw:layer="layout" svg:width="2.111cm" svg:height="0.717cm" svg:x="14.339cm" svg:y="7.683cm">
          <draw:text-box>
            <text:p><text:span text:style-name="T2">I2S_BCLK</text:span></text:p>
          </draw:text-box>
        </draw:frame>
        <draw:custom-shape draw:style-name="gr5" draw:text-style-name="P4" draw:layer="layout" svg:width="0.8cm" svg:height="0.799cm" svg:x="11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9.2cm" svg:x2="15.4cm" svg:y2="9.2cm">
          <text:p/>
        </draw:line>
        <draw:frame draw:style-name="gr6" draw:text-style-name="P3" draw:layer="layout" svg:width="2.733cm" svg:height="0.717cm" svg:x="14.339cm" svg:y="8.583cm">
          <draw:text-box>
            <text:p><text:span text:style-name="T2">I2S_DOUT[0]</text:span></text:p>
          </draw:text-box>
        </draw:frame>
        <draw:custom-shape draw:style-name="gr5" draw:text-style-name="P4" draw:layer="layout" svg:width="0.8cm" svg:height="0.799cm" svg:x="11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0.1cm" svg:x2="15.4cm" svg:y2="10.1cm">
          <text:p/>
        </draw:line>
        <draw:frame draw:style-name="gr6" draw:text-style-name="P3" draw:layer="layout" svg:width="4.253cm" svg:height="0.717cm" svg:x="14.339cm" svg:y="9.483cm">
          <draw:text-box>
            <text:p><text:span text:style-name="T2">I2S_DOUT[num_out-1]</text:span></text:p>
          </draw:text-box>
        </draw:frame>
        <draw:custom-shape draw:style-name="gr5" draw:text-style-name="P4" draw:layer="layout" svg:width="0.8cm" svg:height="0.799cm" svg:x="11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1cm" svg:x2="15.4cm" svg:y2="11cm">
          <text:p/>
        </draw:line>
        <draw:frame draw:style-name="gr7" draw:text-style-name="P3" draw:layer="layout" svg:width="2.344cm" svg:height="0.717cm" svg:x="14.339cm" svg:y="10.383cm">
          <draw:text-box>
            <text:p><text:span text:style-name="T2">I2S_DIN[0]</text:span></text:p>
          </draw:text-box>
        </draw:frame>
        <draw:custom-shape draw:style-name="gr5" draw:text-style-name="P4" draw:layer="layout" svg:width="0.8cm" svg:height="0.799cm" svg:x="11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1.9cm" svg:x2="15.4cm" svg:y2="11.9cm">
          <text:p/>
        </draw:line>
        <draw:frame draw:style-name="gr6" draw:text-style-name="P3" draw:layer="layout" svg:width="3.63cm" svg:height="0.717cm" svg:x="14.339cm" svg:y="11.283cm">
          <draw:text-box>
            <text:p><text:span text:style-name="T2">I2S_DIN[num_in-1]</text:span></text:p>
          </draw:text-box>
        </draw:frame>
        <draw:custom-shape draw:style-name="gr8" draw:text-style-name="P4" draw:layer="layout" svg:width="0.8cm" svg:height="0.799cm" svg:x="11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2.8cm" svg:x2="15.4cm" svg:y2="12.8cm">
          <text:p/>
        </draw:line>
        <draw:frame draw:style-name="gr7" draw:text-style-name="P3" draw:layer="layout" svg:width="2.272cm" svg:height="0.717cm" svg:x="14.339cm" svg:y="12.183cm">
          <draw:text-box>
            <text:p><text:span text:style-name="T2">I2S_LRCLK</text:span></text:p>
          </draw:text-box>
        </draw:frame>
        <draw:custom-shape draw:style-name="gr8" draw:text-style-name="P4" draw:layer="layout" svg:width="0.8cm" svg:height="0.799cm" svg:x="11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61cm" svg:height="0.717cm" svg:x="15.2cm" svg:y="8.9cm">
          <draw:text-box>
            <text:p><text:span text:style-name="T2">...</text:span></text:p>
          </draw:text-box>
        </draw:frame>
        <draw:frame draw:style-name="gr4" draw:text-style-name="P3" draw:layer="layout" svg:width="1.361cm" svg:height="0.717cm" svg:x="15.2cm" svg:y="10.7cm">
          <draw:text-box>
            <text:p><text:span text:style-name="T2">...</text:span></text:p>
          </draw:text-box>
        </draw:frame>
        <draw:line draw:style-name="gr3" draw:text-style-name="P2" draw:layer="layout" svg:x1="12cm" svg:y1="7.4cm" svg:x2="15.4cm" svg:y2="7.4cm">
          <text:p/>
        </draw:line>
        <draw:frame draw:style-name="gr4" draw:text-style-name="P3" draw:layer="layout" svg:width="4.274cm" svg:height="0.717cm" svg:x="14.339cm" svg:y="6.783cm">
          <draw:text-box>
            <text:p><text:span text:style-name="T2">I2S_MCLK/TDM_BCLK</text:span></text:p>
          </draw:text-box>
        </draw:frame>
        <draw:custom-shape draw:style-name="gr5" draw:text-style-name="P4" draw:layer="layout" svg:width="0.8cm" svg:height="0.799cm" svg:x="11.2cm" svg:y="7.0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8.3cm" svg:x2="15.4cm" svg:y2="8.3cm">
          <text:p/>
        </draw:line>
        <draw:custom-shape draw:style-name="gr5" draw:text-style-name="P4" draw:layer="layout" svg:width="0.8cm" svg:height="0.799cm" svg:x="11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9.2cm" svg:x2="15.4cm" svg:y2="9.2cm">
          <text:p/>
        </draw:line>
        <draw:custom-shape draw:style-name="gr5" draw:text-style-name="P4" draw:layer="layout" svg:width="0.8cm" svg:height="0.799cm" svg:x="11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0.1cm" svg:x2="15.4cm" svg:y2="10.1cm">
          <text:p/>
        </draw:line>
        <draw:custom-shape draw:style-name="gr5" draw:text-style-name="P4" draw:layer="layout" svg:width="0.8cm" svg:height="0.799cm" svg:x="11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1cm" svg:x2="15.4cm" svg:y2="11cm">
          <text:p/>
        </draw:line>
        <draw:custom-shape draw:style-name="gr5" draw:text-style-name="P4" draw:layer="layout" svg:width="0.8cm" svg:height="0.799cm" svg:x="11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1.9cm" svg:x2="15.4cm" svg:y2="11.9cm">
          <text:p/>
        </draw:line>
        <draw:custom-shape draw:style-name="gr8" draw:text-style-name="P4" draw:layer="layout" svg:width="0.8cm" svg:height="0.799cm" svg:x="11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cm" svg:y1="12.8cm" svg:x2="15.4cm" svg:y2="12.8cm">
          <text:p/>
        </draw:line>
        <draw:custom-shape draw:style-name="gr8" draw:text-style-name="P4" draw:layer="layout" svg:width="0.8cm" svg:height="0.799cm" svg:x="11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61cm" svg:height="0.717cm" svg:x="15.2cm" svg:y="8.9cm">
          <draw:text-box>
            <text:p><text:span text:style-name="T2">...</text:span></text:p>
          </draw:text-box>
        </draw:frame>
        <draw:line draw:style-name="gr3" draw:text-style-name="P2" draw:layer="layout" svg:x1="12cm" svg:y1="7.4cm" svg:x2="15.4cm" svg:y2="7.4cm">
          <text:p/>
        </draw:line>
        <draw:custom-shape draw:style-name="gr5" draw:text-style-name="P4" draw:layer="layout" svg:width="0.8cm" svg:height="0.799cm" svg:x="11.2cm" svg:y="7.0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799cm" svg:x="6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799cm" svg:x="6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799cm" svg:x="6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cm" svg:height="0.799cm" svg:x="6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cm" svg:height="0.799cm" svg:x="6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799cm" svg:x="6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799cm" svg:x="6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799cm" svg:x="6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cm" svg:height="0.799cm" svg:x="6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cm" svg:height="0.799cm" svg:x="6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02cm" svg:y1="9.2cm" svg:x2="6.002cm" svg:y2="9.2cm">
          <text:p/>
        </draw:line>
        <draw:frame draw:style-name="gr6" draw:text-style-name="P3" draw:layer="layout" svg:width="2.962cm" svg:height="0.717cm" svg:x="1.2cm" svg:y="8.583cm">
          <draw:text-box>
            <text:p><text:span text:style-name="T2">TDM_DOUT[0]</text:span></text:p>
          </draw:text-box>
        </draw:frame>
        <draw:line draw:style-name="gr3" draw:text-style-name="P2" draw:layer="layout" svg:x1="2.602cm" svg:y1="10.1cm" svg:x2="6.002cm" svg:y2="10.1cm">
          <text:p/>
        </draw:line>
        <draw:frame draw:style-name="gr6" draw:text-style-name="P3" draw:layer="layout" svg:width="4.481cm" svg:height="0.717cm" svg:x="1.2cm" svg:y="9.483cm">
          <draw:text-box>
            <text:p><text:span text:style-name="T2">TDM_DOUT[num_out-1]</text:span></text:p>
          </draw:text-box>
        </draw:frame>
        <draw:line draw:style-name="gr3" draw:text-style-name="P2" draw:layer="layout" svg:x1="2.602cm" svg:y1="11cm" svg:x2="6.002cm" svg:y2="11cm">
          <text:p/>
        </draw:line>
        <draw:frame draw:style-name="gr7" draw:text-style-name="P3" draw:layer="layout" svg:width="2.572cm" svg:height="0.717cm" svg:x="1.2cm" svg:y="10.383cm">
          <draw:text-box>
            <text:p><text:span text:style-name="T2">TDM_DIN[0]</text:span></text:p>
          </draw:text-box>
        </draw:frame>
        <draw:line draw:style-name="gr3" draw:text-style-name="P2" draw:layer="layout" svg:x1="2.602cm" svg:y1="11.9cm" svg:x2="6.002cm" svg:y2="11.9cm">
          <text:p/>
        </draw:line>
        <draw:frame draw:style-name="gr6" draw:text-style-name="P3" draw:layer="layout" svg:width="3.859cm" svg:height="0.717cm" svg:x="1.2cm" svg:y="11.283cm">
          <draw:text-box>
            <text:p><text:span text:style-name="T2">TDM_DIN[num_in-1]</text:span></text:p>
          </draw:text-box>
        </draw:frame>
        <draw:line draw:style-name="gr3" draw:text-style-name="P2" draw:layer="layout" svg:x1="2.602cm" svg:y1="12.8cm" svg:x2="6.002cm" svg:y2="12.8cm">
          <text:p/>
        </draw:line>
        <draw:frame draw:style-name="gr7" draw:text-style-name="P3" draw:layer="layout" svg:width="2.648cm" svg:height="0.717cm" svg:x="1.2cm" svg:y="12.183cm">
          <draw:text-box>
            <text:p><text:span text:style-name="T2">TDM_FSYNC</text:span></text:p>
          </draw:text-box>
        </draw:frame>
        <draw:frame draw:style-name="gr4" draw:text-style-name="P3" draw:layer="layout" svg:width="1.361cm" svg:height="0.717cm" svg:x="2.061cm" svg:y="8.9cm">
          <draw:text-box>
            <text:p><text:span text:style-name="T2">...</text:span></text:p>
          </draw:text-box>
        </draw:frame>
        <draw:frame draw:style-name="gr4" draw:text-style-name="P3" draw:layer="layout" svg:width="1.361cm" svg:height="0.717cm" svg:x="2.061cm" svg:y="10.7cm">
          <draw:text-box>
            <text:p><text:span text:style-name="T2">...</text:span></text:p>
          </draw:text-box>
        </draw:frame>
        <draw:line draw:style-name="gr3" draw:text-style-name="P2" draw:layer="layout" svg:x1="2.602cm" svg:y1="9.2cm" svg:x2="6.002cm" svg:y2="9.2cm">
          <text:p/>
        </draw:line>
        <draw:line draw:style-name="gr3" draw:text-style-name="P2" draw:layer="layout" svg:x1="2.602cm" svg:y1="10.1cm" svg:x2="6.002cm" svg:y2="10.1cm">
          <text:p/>
        </draw:line>
        <draw:line draw:style-name="gr3" draw:text-style-name="P2" draw:layer="layout" svg:x1="2.602cm" svg:y1="11cm" svg:x2="6.002cm" svg:y2="11cm">
          <text:p/>
        </draw:line>
        <draw:line draw:style-name="gr3" draw:text-style-name="P2" draw:layer="layout" svg:x1="2.602cm" svg:y1="11.9cm" svg:x2="6.002cm" svg:y2="11.9cm">
          <text:p/>
        </draw:line>
        <draw:line draw:style-name="gr3" draw:text-style-name="P2" draw:layer="layout" svg:x1="2.602cm" svg:y1="12.8cm" svg:x2="6.002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31T08:42:11.112858654</dc:date>
    <dc:creator>David Lacey</dc:creator>
    <meta:generator>LibreOffice/4.2.7.2$Linux_X86_64 LibreOffice_project/420m0$Build-2</meta:generator>
    <meta:editing-duration>PT6M50S</meta:editing-duration>
    <meta:editing-cycles>5</meta:editing-cycles>
    <meta:document-statistic meta:object-count="67"/>
  </office:meta>
</office:document-meta>
</file>